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078cm"/>
    </style:style>
    <style:style style:name="co3" style:family="table-column">
      <style:table-column-properties fo:break-before="auto" style:column-width="15.3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a xlink:href="https://datos.hacienda.gov.py/odmh-core/rest/pgn-gasto/datos/pgn-gasto" xlink:type="simple">https://datos.hacienda.gov.py/odmh-core/rest/pgn-gasto/datos/pgn-gasto</text:a>_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1</text:p>
          </table:table-cell>
          <table:table-cell table:formula="of:=[.$A$1]&amp;[.$A3]&amp;&quot;-&quot;&amp;[.$B3]&amp;&quot;.&quot;&amp;[.$C$2]" office:value-type="string" office:string-value="https://datos.hacienda.gov.py/odmh-core/rest/pgn-gasto/datos/pgn-gasto_2011-01.zip" calcext:value-type="string">
            <text:p>https://datos.hacienda.gov.py/odmh-core/rest/pgn-gasto/datos/pgn-gasto_2011-01.zip</text:p>
          </table:table-cell>
          <table:table-cell table:formula="of:=[.$A$1]&amp;[.$A3]&amp;&quot;-&quot;&amp;[.$B3]&amp;&quot;.&quot;&amp;[.$D$2]" office:value-type="string" office:string-value="https://datos.hacienda.gov.py/odmh-core/rest/pgn-gasto/datos/pgn-gasto_2011-01.md5" calcext:value-type="string">
            <text:p>https://datos.hacienda.gov.py/odmh-core/rest/pgn-gasto/datos/pgn-gasto_2011-01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2</text:p>
          </table:table-cell>
          <table:table-cell table:formula="of:=[.$A$1]&amp;[.$A4]&amp;&quot;-&quot;&amp;[.$B4]&amp;&quot;.&quot;&amp;[.$C$2]" office:value-type="string" office:string-value="https://datos.hacienda.gov.py/odmh-core/rest/pgn-gasto/datos/pgn-gasto_2011-02.zip" calcext:value-type="string">
            <text:p>https://datos.hacienda.gov.py/odmh-core/rest/pgn-gasto/datos/pgn-gasto_2011-02.zip</text:p>
          </table:table-cell>
          <table:table-cell table:formula="of:=[.$A$1]&amp;[.$A4]&amp;&quot;-&quot;&amp;[.$B4]&amp;&quot;.&quot;&amp;[.$D$2]" office:value-type="string" office:string-value="https://datos.hacienda.gov.py/odmh-core/rest/pgn-gasto/datos/pgn-gasto_2011-02.md5" calcext:value-type="string">
            <text:p>https://datos.hacienda.gov.py/odmh-core/rest/pgn-gasto/datos/pgn-gasto_2011-02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3</text:p>
          </table:table-cell>
          <table:table-cell table:formula="of:=[.$A$1]&amp;[.$A5]&amp;&quot;-&quot;&amp;[.$B5]&amp;&quot;.&quot;&amp;[.$C$2]" office:value-type="string" office:string-value="https://datos.hacienda.gov.py/odmh-core/rest/pgn-gasto/datos/pgn-gasto_2011-03.zip" calcext:value-type="string">
            <text:p>https://datos.hacienda.gov.py/odmh-core/rest/pgn-gasto/datos/pgn-gasto_2011-03.zip</text:p>
          </table:table-cell>
          <table:table-cell table:formula="of:=[.$A$1]&amp;[.$A5]&amp;&quot;-&quot;&amp;[.$B5]&amp;&quot;.&quot;&amp;[.$D$2]" office:value-type="string" office:string-value="https://datos.hacienda.gov.py/odmh-core/rest/pgn-gasto/datos/pgn-gasto_2011-03.md5" calcext:value-type="string">
            <text:p>https://datos.hacienda.gov.py/odmh-core/rest/pgn-gasto/datos/pgn-gasto_2011-03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4</text:p>
          </table:table-cell>
          <table:table-cell table:formula="of:=[.$A$1]&amp;[.$A6]&amp;&quot;-&quot;&amp;[.$B6]&amp;&quot;.&quot;&amp;[.$C$2]" office:value-type="string" office:string-value="https://datos.hacienda.gov.py/odmh-core/rest/pgn-gasto/datos/pgn-gasto_2011-04.zip" calcext:value-type="string">
            <text:p>https://datos.hacienda.gov.py/odmh-core/rest/pgn-gasto/datos/pgn-gasto_2011-04.zip</text:p>
          </table:table-cell>
          <table:table-cell table:formula="of:=[.$A$1]&amp;[.$A6]&amp;&quot;-&quot;&amp;[.$B6]&amp;&quot;.&quot;&amp;[.$D$2]" office:value-type="string" office:string-value="https://datos.hacienda.gov.py/odmh-core/rest/pgn-gasto/datos/pgn-gasto_2011-04.md5" calcext:value-type="string">
            <text:p>https://datos.hacienda.gov.py/odmh-core/rest/pgn-gasto/datos/pgn-gasto_2011-04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5</text:p>
          </table:table-cell>
          <table:table-cell table:formula="of:=[.$A$1]&amp;[.$A7]&amp;&quot;-&quot;&amp;[.$B7]&amp;&quot;.&quot;&amp;[.$C$2]" office:value-type="string" office:string-value="https://datos.hacienda.gov.py/odmh-core/rest/pgn-gasto/datos/pgn-gasto_2011-05.zip" calcext:value-type="string">
            <text:p>https://datos.hacienda.gov.py/odmh-core/rest/pgn-gasto/datos/pgn-gasto_2011-05.zip</text:p>
          </table:table-cell>
          <table:table-cell table:formula="of:=[.$A$1]&amp;[.$A7]&amp;&quot;-&quot;&amp;[.$B7]&amp;&quot;.&quot;&amp;[.$D$2]" office:value-type="string" office:string-value="https://datos.hacienda.gov.py/odmh-core/rest/pgn-gasto/datos/pgn-gasto_2011-05.md5" calcext:value-type="string">
            <text:p>https://datos.hacienda.gov.py/odmh-core/rest/pgn-gasto/datos/pgn-gasto_2011-05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6</text:p>
          </table:table-cell>
          <table:table-cell table:formula="of:=[.$A$1]&amp;[.$A8]&amp;&quot;-&quot;&amp;[.$B8]&amp;&quot;.&quot;&amp;[.$C$2]" office:value-type="string" office:string-value="https://datos.hacienda.gov.py/odmh-core/rest/pgn-gasto/datos/pgn-gasto_2011-06.zip" calcext:value-type="string">
            <text:p>https://datos.hacienda.gov.py/odmh-core/rest/pgn-gasto/datos/pgn-gasto_2011-06.zip</text:p>
          </table:table-cell>
          <table:table-cell table:formula="of:=[.$A$1]&amp;[.$A8]&amp;&quot;-&quot;&amp;[.$B8]&amp;&quot;.&quot;&amp;[.$D$2]" office:value-type="string" office:string-value="https://datos.hacienda.gov.py/odmh-core/rest/pgn-gasto/datos/pgn-gasto_2011-06.md5" calcext:value-type="string">
            <text:p>https://datos.hacienda.gov.py/odmh-core/rest/pgn-gasto/datos/pgn-gasto_2011-06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7</text:p>
          </table:table-cell>
          <table:table-cell table:formula="of:=[.$A$1]&amp;[.$A9]&amp;&quot;-&quot;&amp;[.$B9]&amp;&quot;.&quot;&amp;[.$C$2]" office:value-type="string" office:string-value="https://datos.hacienda.gov.py/odmh-core/rest/pgn-gasto/datos/pgn-gasto_2011-07.zip" calcext:value-type="string">
            <text:p>https://datos.hacienda.gov.py/odmh-core/rest/pgn-gasto/datos/pgn-gasto_2011-07.zip</text:p>
          </table:table-cell>
          <table:table-cell table:formula="of:=[.$A$1]&amp;[.$A9]&amp;&quot;-&quot;&amp;[.$B9]&amp;&quot;.&quot;&amp;[.$D$2]" office:value-type="string" office:string-value="https://datos.hacienda.gov.py/odmh-core/rest/pgn-gasto/datos/pgn-gasto_2011-07.md5" calcext:value-type="string">
            <text:p>https://datos.hacienda.gov.py/odmh-core/rest/pgn-gasto/datos/pgn-gasto_2011-07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8</text:p>
          </table:table-cell>
          <table:table-cell table:formula="of:=[.$A$1]&amp;[.$A10]&amp;&quot;-&quot;&amp;[.$B10]&amp;&quot;.&quot;&amp;[.$C$2]" office:value-type="string" office:string-value="https://datos.hacienda.gov.py/odmh-core/rest/pgn-gasto/datos/pgn-gasto_2011-08.zip" calcext:value-type="string">
            <text:p>https://datos.hacienda.gov.py/odmh-core/rest/pgn-gasto/datos/pgn-gasto_2011-08.zip</text:p>
          </table:table-cell>
          <table:table-cell table:formula="of:=[.$A$1]&amp;[.$A10]&amp;&quot;-&quot;&amp;[.$B10]&amp;&quot;.&quot;&amp;[.$D$2]" office:value-type="string" office:string-value="https://datos.hacienda.gov.py/odmh-core/rest/pgn-gasto/datos/pgn-gasto_2011-08.md5" calcext:value-type="string">
            <text:p>https://datos.hacienda.gov.py/odmh-core/rest/pgn-gasto/datos/pgn-gasto_2011-08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09</text:p>
          </table:table-cell>
          <table:table-cell table:formula="of:=[.$A$1]&amp;[.$A11]&amp;&quot;-&quot;&amp;[.$B11]&amp;&quot;.&quot;&amp;[.$C$2]" office:value-type="string" office:string-value="https://datos.hacienda.gov.py/odmh-core/rest/pgn-gasto/datos/pgn-gasto_2011-09.zip" calcext:value-type="string">
            <text:p>https://datos.hacienda.gov.py/odmh-core/rest/pgn-gasto/datos/pgn-gasto_2011-09.zip</text:p>
          </table:table-cell>
          <table:table-cell table:formula="of:=[.$A$1]&amp;[.$A11]&amp;&quot;-&quot;&amp;[.$B11]&amp;&quot;.&quot;&amp;[.$D$2]" office:value-type="string" office:string-value="https://datos.hacienda.gov.py/odmh-core/rest/pgn-gasto/datos/pgn-gasto_2011-09.md5" calcext:value-type="string">
            <text:p>https://datos.hacienda.gov.py/odmh-core/rest/pgn-gasto/datos/pgn-gasto_2011-09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0</text:p>
          </table:table-cell>
          <table:table-cell table:formula="of:=[.$A$1]&amp;[.$A12]&amp;&quot;-&quot;&amp;[.$B12]&amp;&quot;.&quot;&amp;[.$C$2]" office:value-type="string" office:string-value="https://datos.hacienda.gov.py/odmh-core/rest/pgn-gasto/datos/pgn-gasto_2011-10.zip" calcext:value-type="string">
            <text:p>https://datos.hacienda.gov.py/odmh-core/rest/pgn-gasto/datos/pgn-gasto_2011-10.zip</text:p>
          </table:table-cell>
          <table:table-cell table:formula="of:=[.$A$1]&amp;[.$A12]&amp;&quot;-&quot;&amp;[.$B12]&amp;&quot;.&quot;&amp;[.$D$2]" office:value-type="string" office:string-value="https://datos.hacienda.gov.py/odmh-core/rest/pgn-gasto/datos/pgn-gasto_2011-10.md5" calcext:value-type="string">
            <text:p>https://datos.hacienda.gov.py/odmh-core/rest/pgn-gasto/datos/pgn-gasto_2011-10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1</text:p>
          </table:table-cell>
          <table:table-cell table:formula="of:=[.$A$1]&amp;[.$A13]&amp;&quot;-&quot;&amp;[.$B13]&amp;&quot;.&quot;&amp;[.$C$2]" office:value-type="string" office:string-value="https://datos.hacienda.gov.py/odmh-core/rest/pgn-gasto/datos/pgn-gasto_2011-11.zip" calcext:value-type="string">
            <text:p>https://datos.hacienda.gov.py/odmh-core/rest/pgn-gasto/datos/pgn-gasto_2011-11.zip</text:p>
          </table:table-cell>
          <table:table-cell table:formula="of:=[.$A$1]&amp;[.$A13]&amp;&quot;-&quot;&amp;[.$B13]&amp;&quot;.&quot;&amp;[.$D$2]" office:value-type="string" office:string-value="https://datos.hacienda.gov.py/odmh-core/rest/pgn-gasto/datos/pgn-gasto_2011-11.md5" calcext:value-type="string">
            <text:p>https://datos.hacienda.gov.py/odmh-core/rest/pgn-gasto/datos/pgn-gasto_2011-11.md5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2</text:p>
          </table:table-cell>
          <table:table-cell table:formula="of:=[.$A$1]&amp;[.$A14]&amp;&quot;-&quot;&amp;[.$B14]&amp;&quot;.&quot;&amp;[.$C$2]" office:value-type="string" office:string-value="https://datos.hacienda.gov.py/odmh-core/rest/pgn-gasto/datos/pgn-gasto_2011-12.zip" calcext:value-type="string">
            <text:p>https://datos.hacienda.gov.py/odmh-core/rest/pgn-gasto/datos/pgn-gasto_2011-12.zip</text:p>
          </table:table-cell>
          <table:table-cell table:formula="of:=[.$A$1]&amp;[.$A14]&amp;&quot;-&quot;&amp;[.$B14]&amp;&quot;.&quot;&amp;[.$D$2]" office:value-type="string" office:string-value="https://datos.hacienda.gov.py/odmh-core/rest/pgn-gasto/datos/pgn-gasto_2011-12.md5" calcext:value-type="string">
            <text:p>https://datos.hacienda.gov.py/odmh-core/rest/pgn-gasto/datos/pgn-gasto_2011-12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1</text:p>
          </table:table-cell>
          <table:table-cell table:formula="of:=[.$A$1]&amp;[.$A15]&amp;&quot;-&quot;&amp;[.$B15]&amp;&quot;.&quot;&amp;[.$C$2]" office:value-type="string" office:string-value="https://datos.hacienda.gov.py/odmh-core/rest/pgn-gasto/datos/pgn-gasto_2012-01.zip" calcext:value-type="string">
            <text:p>https://datos.hacienda.gov.py/odmh-core/rest/pgn-gasto/datos/pgn-gasto_2012-01.zip</text:p>
          </table:table-cell>
          <table:table-cell table:formula="of:=[.$A$1]&amp;[.$A15]&amp;&quot;-&quot;&amp;[.$B15]&amp;&quot;.&quot;&amp;[.$D$2]" office:value-type="string" office:string-value="https://datos.hacienda.gov.py/odmh-core/rest/pgn-gasto/datos/pgn-gasto_2012-01.md5" calcext:value-type="string">
            <text:p>https://datos.hacienda.gov.py/odmh-core/rest/pgn-gasto/datos/pgn-gasto_2012-01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2</text:p>
          </table:table-cell>
          <table:table-cell table:formula="of:=[.$A$1]&amp;[.$A16]&amp;&quot;-&quot;&amp;[.$B16]&amp;&quot;.&quot;&amp;[.$C$2]" office:value-type="string" office:string-value="https://datos.hacienda.gov.py/odmh-core/rest/pgn-gasto/datos/pgn-gasto_2012-02.zip" calcext:value-type="string">
            <text:p>https://datos.hacienda.gov.py/odmh-core/rest/pgn-gasto/datos/pgn-gasto_2012-02.zip</text:p>
          </table:table-cell>
          <table:table-cell table:formula="of:=[.$A$1]&amp;[.$A16]&amp;&quot;-&quot;&amp;[.$B16]&amp;&quot;.&quot;&amp;[.$D$2]" office:value-type="string" office:string-value="https://datos.hacienda.gov.py/odmh-core/rest/pgn-gasto/datos/pgn-gasto_2012-02.md5" calcext:value-type="string">
            <text:p>https://datos.hacienda.gov.py/odmh-core/rest/pgn-gasto/datos/pgn-gasto_2012-02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3</text:p>
          </table:table-cell>
          <table:table-cell table:formula="of:=[.$A$1]&amp;[.$A17]&amp;&quot;-&quot;&amp;[.$B17]&amp;&quot;.&quot;&amp;[.$C$2]" office:value-type="string" office:string-value="https://datos.hacienda.gov.py/odmh-core/rest/pgn-gasto/datos/pgn-gasto_2012-03.zip" calcext:value-type="string">
            <text:p>https://datos.hacienda.gov.py/odmh-core/rest/pgn-gasto/datos/pgn-gasto_2012-03.zip</text:p>
          </table:table-cell>
          <table:table-cell table:formula="of:=[.$A$1]&amp;[.$A17]&amp;&quot;-&quot;&amp;[.$B17]&amp;&quot;.&quot;&amp;[.$D$2]" office:value-type="string" office:string-value="https://datos.hacienda.gov.py/odmh-core/rest/pgn-gasto/datos/pgn-gasto_2012-03.md5" calcext:value-type="string">
            <text:p>https://datos.hacienda.gov.py/odmh-core/rest/pgn-gasto/datos/pgn-gasto_2012-03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4</text:p>
          </table:table-cell>
          <table:table-cell table:formula="of:=[.$A$1]&amp;[.$A18]&amp;&quot;-&quot;&amp;[.$B18]&amp;&quot;.&quot;&amp;[.$C$2]" office:value-type="string" office:string-value="https://datos.hacienda.gov.py/odmh-core/rest/pgn-gasto/datos/pgn-gasto_2012-04.zip" calcext:value-type="string">
            <text:p>https://datos.hacienda.gov.py/odmh-core/rest/pgn-gasto/datos/pgn-gasto_2012-04.zip</text:p>
          </table:table-cell>
          <table:table-cell table:formula="of:=[.$A$1]&amp;[.$A18]&amp;&quot;-&quot;&amp;[.$B18]&amp;&quot;.&quot;&amp;[.$D$2]" office:value-type="string" office:string-value="https://datos.hacienda.gov.py/odmh-core/rest/pgn-gasto/datos/pgn-gasto_2012-04.md5" calcext:value-type="string">
            <text:p>https://datos.hacienda.gov.py/odmh-core/rest/pgn-gasto/datos/pgn-gasto_2012-04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5</text:p>
          </table:table-cell>
          <table:table-cell table:formula="of:=[.$A$1]&amp;[.$A19]&amp;&quot;-&quot;&amp;[.$B19]&amp;&quot;.&quot;&amp;[.$C$2]" office:value-type="string" office:string-value="https://datos.hacienda.gov.py/odmh-core/rest/pgn-gasto/datos/pgn-gasto_2012-05.zip" calcext:value-type="string">
            <text:p>https://datos.hacienda.gov.py/odmh-core/rest/pgn-gasto/datos/pgn-gasto_2012-05.zip</text:p>
          </table:table-cell>
          <table:table-cell table:formula="of:=[.$A$1]&amp;[.$A19]&amp;&quot;-&quot;&amp;[.$B19]&amp;&quot;.&quot;&amp;[.$D$2]" office:value-type="string" office:string-value="https://datos.hacienda.gov.py/odmh-core/rest/pgn-gasto/datos/pgn-gasto_2012-05.md5" calcext:value-type="string">
            <text:p>https://datos.hacienda.gov.py/odmh-core/rest/pgn-gasto/datos/pgn-gasto_2012-05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6</text:p>
          </table:table-cell>
          <table:table-cell table:formula="of:=[.$A$1]&amp;[.$A20]&amp;&quot;-&quot;&amp;[.$B20]&amp;&quot;.&quot;&amp;[.$C$2]" office:value-type="string" office:string-value="https://datos.hacienda.gov.py/odmh-core/rest/pgn-gasto/datos/pgn-gasto_2012-06.zip" calcext:value-type="string">
            <text:p>https://datos.hacienda.gov.py/odmh-core/rest/pgn-gasto/datos/pgn-gasto_2012-06.zip</text:p>
          </table:table-cell>
          <table:table-cell table:formula="of:=[.$A$1]&amp;[.$A20]&amp;&quot;-&quot;&amp;[.$B20]&amp;&quot;.&quot;&amp;[.$D$2]" office:value-type="string" office:string-value="https://datos.hacienda.gov.py/odmh-core/rest/pgn-gasto/datos/pgn-gasto_2012-06.md5" calcext:value-type="string">
            <text:p>https://datos.hacienda.gov.py/odmh-core/rest/pgn-gasto/datos/pgn-gasto_2012-06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7</text:p>
          </table:table-cell>
          <table:table-cell table:formula="of:=[.$A$1]&amp;[.$A21]&amp;&quot;-&quot;&amp;[.$B21]&amp;&quot;.&quot;&amp;[.$C$2]" office:value-type="string" office:string-value="https://datos.hacienda.gov.py/odmh-core/rest/pgn-gasto/datos/pgn-gasto_2012-07.zip" calcext:value-type="string">
            <text:p>https://datos.hacienda.gov.py/odmh-core/rest/pgn-gasto/datos/pgn-gasto_2012-07.zip</text:p>
          </table:table-cell>
          <table:table-cell table:formula="of:=[.$A$1]&amp;[.$A21]&amp;&quot;-&quot;&amp;[.$B21]&amp;&quot;.&quot;&amp;[.$D$2]" office:value-type="string" office:string-value="https://datos.hacienda.gov.py/odmh-core/rest/pgn-gasto/datos/pgn-gasto_2012-07.md5" calcext:value-type="string">
            <text:p>https://datos.hacienda.gov.py/odmh-core/rest/pgn-gasto/datos/pgn-gasto_2012-07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8</text:p>
          </table:table-cell>
          <table:table-cell table:formula="of:=[.$A$1]&amp;[.$A22]&amp;&quot;-&quot;&amp;[.$B22]&amp;&quot;.&quot;&amp;[.$C$2]" office:value-type="string" office:string-value="https://datos.hacienda.gov.py/odmh-core/rest/pgn-gasto/datos/pgn-gasto_2012-08.zip" calcext:value-type="string">
            <text:p>https://datos.hacienda.gov.py/odmh-core/rest/pgn-gasto/datos/pgn-gasto_2012-08.zip</text:p>
          </table:table-cell>
          <table:table-cell table:formula="of:=[.$A$1]&amp;[.$A22]&amp;&quot;-&quot;&amp;[.$B22]&amp;&quot;.&quot;&amp;[.$D$2]" office:value-type="string" office:string-value="https://datos.hacienda.gov.py/odmh-core/rest/pgn-gasto/datos/pgn-gasto_2012-08.md5" calcext:value-type="string">
            <text:p>https://datos.hacienda.gov.py/odmh-core/rest/pgn-gasto/datos/pgn-gasto_2012-08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09</text:p>
          </table:table-cell>
          <table:table-cell table:formula="of:=[.$A$1]&amp;[.$A23]&amp;&quot;-&quot;&amp;[.$B23]&amp;&quot;.&quot;&amp;[.$C$2]" office:value-type="string" office:string-value="https://datos.hacienda.gov.py/odmh-core/rest/pgn-gasto/datos/pgn-gasto_2012-09.zip" calcext:value-type="string">
            <text:p>https://datos.hacienda.gov.py/odmh-core/rest/pgn-gasto/datos/pgn-gasto_2012-09.zip</text:p>
          </table:table-cell>
          <table:table-cell table:formula="of:=[.$A$1]&amp;[.$A23]&amp;&quot;-&quot;&amp;[.$B23]&amp;&quot;.&quot;&amp;[.$D$2]" office:value-type="string" office:string-value="https://datos.hacienda.gov.py/odmh-core/rest/pgn-gasto/datos/pgn-gasto_2012-09.md5" calcext:value-type="string">
            <text:p>https://datos.hacienda.gov.py/odmh-core/rest/pgn-gasto/datos/pgn-gasto_2012-09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0</text:p>
          </table:table-cell>
          <table:table-cell table:formula="of:=[.$A$1]&amp;[.$A24]&amp;&quot;-&quot;&amp;[.$B24]&amp;&quot;.&quot;&amp;[.$C$2]" office:value-type="string" office:string-value="https://datos.hacienda.gov.py/odmh-core/rest/pgn-gasto/datos/pgn-gasto_2012-10.zip" calcext:value-type="string">
            <text:p>https://datos.hacienda.gov.py/odmh-core/rest/pgn-gasto/datos/pgn-gasto_2012-10.zip</text:p>
          </table:table-cell>
          <table:table-cell table:formula="of:=[.$A$1]&amp;[.$A24]&amp;&quot;-&quot;&amp;[.$B24]&amp;&quot;.&quot;&amp;[.$D$2]" office:value-type="string" office:string-value="https://datos.hacienda.gov.py/odmh-core/rest/pgn-gasto/datos/pgn-gasto_2012-10.md5" calcext:value-type="string">
            <text:p>https://datos.hacienda.gov.py/odmh-core/rest/pgn-gasto/datos/pgn-gasto_2012-10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1</text:p>
          </table:table-cell>
          <table:table-cell table:formula="of:=[.$A$1]&amp;[.$A25]&amp;&quot;-&quot;&amp;[.$B25]&amp;&quot;.&quot;&amp;[.$C$2]" office:value-type="string" office:string-value="https://datos.hacienda.gov.py/odmh-core/rest/pgn-gasto/datos/pgn-gasto_2012-11.zip" calcext:value-type="string">
            <text:p>https://datos.hacienda.gov.py/odmh-core/rest/pgn-gasto/datos/pgn-gasto_2012-11.zip</text:p>
          </table:table-cell>
          <table:table-cell table:formula="of:=[.$A$1]&amp;[.$A25]&amp;&quot;-&quot;&amp;[.$B25]&amp;&quot;.&quot;&amp;[.$D$2]" office:value-type="string" office:string-value="https://datos.hacienda.gov.py/odmh-core/rest/pgn-gasto/datos/pgn-gasto_2012-11.md5" calcext:value-type="string">
            <text:p>https://datos.hacienda.gov.py/odmh-core/rest/pgn-gasto/datos/pgn-gasto_2012-11.md5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12</text:p>
          </table:table-cell>
          <table:table-cell table:formula="of:=[.$A$1]&amp;[.$A26]&amp;&quot;-&quot;&amp;[.$B26]&amp;&quot;.&quot;&amp;[.$C$2]" office:value-type="string" office:string-value="https://datos.hacienda.gov.py/odmh-core/rest/pgn-gasto/datos/pgn-gasto_2012-12.zip" calcext:value-type="string">
            <text:p>https://datos.hacienda.gov.py/odmh-core/rest/pgn-gasto/datos/pgn-gasto_2012-12.zip</text:p>
          </table:table-cell>
          <table:table-cell table:formula="of:=[.$A$1]&amp;[.$A26]&amp;&quot;-&quot;&amp;[.$B26]&amp;&quot;.&quot;&amp;[.$D$2]" office:value-type="string" office:string-value="https://datos.hacienda.gov.py/odmh-core/rest/pgn-gasto/datos/pgn-gasto_2012-12.md5" calcext:value-type="string">
            <text:p>https://datos.hacienda.gov.py/odmh-core/rest/pgn-gasto/datos/pgn-gasto_2012-12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1</text:p>
          </table:table-cell>
          <table:table-cell table:formula="of:=[.$A$1]&amp;[.$A27]&amp;&quot;-&quot;&amp;[.$B27]&amp;&quot;.&quot;&amp;[.$C$2]" office:value-type="string" office:string-value="https://datos.hacienda.gov.py/odmh-core/rest/pgn-gasto/datos/pgn-gasto_2013-01.zip" calcext:value-type="string">
            <text:p>https://datos.hacienda.gov.py/odmh-core/rest/pgn-gasto/datos/pgn-gasto_2013-01.zip</text:p>
          </table:table-cell>
          <table:table-cell table:formula="of:=[.$A$1]&amp;[.$A27]&amp;&quot;-&quot;&amp;[.$B27]&amp;&quot;.&quot;&amp;[.$D$2]" office:value-type="string" office:string-value="https://datos.hacienda.gov.py/odmh-core/rest/pgn-gasto/datos/pgn-gasto_2013-01.md5" calcext:value-type="string">
            <text:p>https://datos.hacienda.gov.py/odmh-core/rest/pgn-gasto/datos/pgn-gasto_2013-01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2</text:p>
          </table:table-cell>
          <table:table-cell table:formula="of:=[.$A$1]&amp;[.$A28]&amp;&quot;-&quot;&amp;[.$B28]&amp;&quot;.&quot;&amp;[.$C$2]" office:value-type="string" office:string-value="https://datos.hacienda.gov.py/odmh-core/rest/pgn-gasto/datos/pgn-gasto_2013-02.zip" calcext:value-type="string">
            <text:p>https://datos.hacienda.gov.py/odmh-core/rest/pgn-gasto/datos/pgn-gasto_2013-02.zip</text:p>
          </table:table-cell>
          <table:table-cell table:formula="of:=[.$A$1]&amp;[.$A28]&amp;&quot;-&quot;&amp;[.$B28]&amp;&quot;.&quot;&amp;[.$D$2]" office:value-type="string" office:string-value="https://datos.hacienda.gov.py/odmh-core/rest/pgn-gasto/datos/pgn-gasto_2013-02.md5" calcext:value-type="string">
            <text:p>https://datos.hacienda.gov.py/odmh-core/rest/pgn-gasto/datos/pgn-gasto_2013-02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3</text:p>
          </table:table-cell>
          <table:table-cell table:formula="of:=[.$A$1]&amp;[.$A29]&amp;&quot;-&quot;&amp;[.$B29]&amp;&quot;.&quot;&amp;[.$C$2]" office:value-type="string" office:string-value="https://datos.hacienda.gov.py/odmh-core/rest/pgn-gasto/datos/pgn-gasto_2013-03.zip" calcext:value-type="string">
            <text:p>https://datos.hacienda.gov.py/odmh-core/rest/pgn-gasto/datos/pgn-gasto_2013-03.zip</text:p>
          </table:table-cell>
          <table:table-cell table:formula="of:=[.$A$1]&amp;[.$A29]&amp;&quot;-&quot;&amp;[.$B29]&amp;&quot;.&quot;&amp;[.$D$2]" office:value-type="string" office:string-value="https://datos.hacienda.gov.py/odmh-core/rest/pgn-gasto/datos/pgn-gasto_2013-03.md5" calcext:value-type="string">
            <text:p>https://datos.hacienda.gov.py/odmh-core/rest/pgn-gasto/datos/pgn-gasto_2013-03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4</text:p>
          </table:table-cell>
          <table:table-cell table:formula="of:=[.$A$1]&amp;[.$A30]&amp;&quot;-&quot;&amp;[.$B30]&amp;&quot;.&quot;&amp;[.$C$2]" office:value-type="string" office:string-value="https://datos.hacienda.gov.py/odmh-core/rest/pgn-gasto/datos/pgn-gasto_2013-04.zip" calcext:value-type="string">
            <text:p>https://datos.hacienda.gov.py/odmh-core/rest/pgn-gasto/datos/pgn-gasto_2013-04.zip</text:p>
          </table:table-cell>
          <table:table-cell table:formula="of:=[.$A$1]&amp;[.$A30]&amp;&quot;-&quot;&amp;[.$B30]&amp;&quot;.&quot;&amp;[.$D$2]" office:value-type="string" office:string-value="https://datos.hacienda.gov.py/odmh-core/rest/pgn-gasto/datos/pgn-gasto_2013-04.md5" calcext:value-type="string">
            <text:p>https://datos.hacienda.gov.py/odmh-core/rest/pgn-gasto/datos/pgn-gasto_2013-04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5</text:p>
          </table:table-cell>
          <table:table-cell table:formula="of:=[.$A$1]&amp;[.$A31]&amp;&quot;-&quot;&amp;[.$B31]&amp;&quot;.&quot;&amp;[.$C$2]" office:value-type="string" office:string-value="https://datos.hacienda.gov.py/odmh-core/rest/pgn-gasto/datos/pgn-gasto_2013-05.zip" calcext:value-type="string">
            <text:p>https://datos.hacienda.gov.py/odmh-core/rest/pgn-gasto/datos/pgn-gasto_2013-05.zip</text:p>
          </table:table-cell>
          <table:table-cell table:formula="of:=[.$A$1]&amp;[.$A31]&amp;&quot;-&quot;&amp;[.$B31]&amp;&quot;.&quot;&amp;[.$D$2]" office:value-type="string" office:string-value="https://datos.hacienda.gov.py/odmh-core/rest/pgn-gasto/datos/pgn-gasto_2013-05.md5" calcext:value-type="string">
            <text:p>https://datos.hacienda.gov.py/odmh-core/rest/pgn-gasto/datos/pgn-gasto_2013-05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6</text:p>
          </table:table-cell>
          <table:table-cell table:formula="of:=[.$A$1]&amp;[.$A32]&amp;&quot;-&quot;&amp;[.$B32]&amp;&quot;.&quot;&amp;[.$C$2]" office:value-type="string" office:string-value="https://datos.hacienda.gov.py/odmh-core/rest/pgn-gasto/datos/pgn-gasto_2013-06.zip" calcext:value-type="string">
            <text:p>https://datos.hacienda.gov.py/odmh-core/rest/pgn-gasto/datos/pgn-gasto_2013-06.zip</text:p>
          </table:table-cell>
          <table:table-cell table:formula="of:=[.$A$1]&amp;[.$A32]&amp;&quot;-&quot;&amp;[.$B32]&amp;&quot;.&quot;&amp;[.$D$2]" office:value-type="string" office:string-value="https://datos.hacienda.gov.py/odmh-core/rest/pgn-gasto/datos/pgn-gasto_2013-06.md5" calcext:value-type="string">
            <text:p>https://datos.hacienda.gov.py/odmh-core/rest/pgn-gasto/datos/pgn-gasto_2013-06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7</text:p>
          </table:table-cell>
          <table:table-cell table:formula="of:=[.$A$1]&amp;[.$A33]&amp;&quot;-&quot;&amp;[.$B33]&amp;&quot;.&quot;&amp;[.$C$2]" office:value-type="string" office:string-value="https://datos.hacienda.gov.py/odmh-core/rest/pgn-gasto/datos/pgn-gasto_2013-07.zip" calcext:value-type="string">
            <text:p>https://datos.hacienda.gov.py/odmh-core/rest/pgn-gasto/datos/pgn-gasto_2013-07.zip</text:p>
          </table:table-cell>
          <table:table-cell table:formula="of:=[.$A$1]&amp;[.$A33]&amp;&quot;-&quot;&amp;[.$B33]&amp;&quot;.&quot;&amp;[.$D$2]" office:value-type="string" office:string-value="https://datos.hacienda.gov.py/odmh-core/rest/pgn-gasto/datos/pgn-gasto_2013-07.md5" calcext:value-type="string">
            <text:p>https://datos.hacienda.gov.py/odmh-core/rest/pgn-gasto/datos/pgn-gasto_2013-07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8</text:p>
          </table:table-cell>
          <table:table-cell table:formula="of:=[.$A$1]&amp;[.$A34]&amp;&quot;-&quot;&amp;[.$B34]&amp;&quot;.&quot;&amp;[.$C$2]" office:value-type="string" office:string-value="https://datos.hacienda.gov.py/odmh-core/rest/pgn-gasto/datos/pgn-gasto_2013-08.zip" calcext:value-type="string">
            <text:p>https://datos.hacienda.gov.py/odmh-core/rest/pgn-gasto/datos/pgn-gasto_2013-08.zip</text:p>
          </table:table-cell>
          <table:table-cell table:formula="of:=[.$A$1]&amp;[.$A34]&amp;&quot;-&quot;&amp;[.$B34]&amp;&quot;.&quot;&amp;[.$D$2]" office:value-type="string" office:string-value="https://datos.hacienda.gov.py/odmh-core/rest/pgn-gasto/datos/pgn-gasto_2013-08.md5" calcext:value-type="string">
            <text:p>https://datos.hacienda.gov.py/odmh-core/rest/pgn-gasto/datos/pgn-gasto_2013-08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09</text:p>
          </table:table-cell>
          <table:table-cell table:formula="of:=[.$A$1]&amp;[.$A35]&amp;&quot;-&quot;&amp;[.$B35]&amp;&quot;.&quot;&amp;[.$C$2]" office:value-type="string" office:string-value="https://datos.hacienda.gov.py/odmh-core/rest/pgn-gasto/datos/pgn-gasto_2013-09.zip" calcext:value-type="string">
            <text:p>https://datos.hacienda.gov.py/odmh-core/rest/pgn-gasto/datos/pgn-gasto_2013-09.zip</text:p>
          </table:table-cell>
          <table:table-cell table:formula="of:=[.$A$1]&amp;[.$A35]&amp;&quot;-&quot;&amp;[.$B35]&amp;&quot;.&quot;&amp;[.$D$2]" office:value-type="string" office:string-value="https://datos.hacienda.gov.py/odmh-core/rest/pgn-gasto/datos/pgn-gasto_2013-09.md5" calcext:value-type="string">
            <text:p>https://datos.hacienda.gov.py/odmh-core/rest/pgn-gasto/datos/pgn-gasto_2013-09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0</text:p>
          </table:table-cell>
          <table:table-cell table:formula="of:=[.$A$1]&amp;[.$A36]&amp;&quot;-&quot;&amp;[.$B36]&amp;&quot;.&quot;&amp;[.$C$2]" office:value-type="string" office:string-value="https://datos.hacienda.gov.py/odmh-core/rest/pgn-gasto/datos/pgn-gasto_2013-10.zip" calcext:value-type="string">
            <text:p>https://datos.hacienda.gov.py/odmh-core/rest/pgn-gasto/datos/pgn-gasto_2013-10.zip</text:p>
          </table:table-cell>
          <table:table-cell table:formula="of:=[.$A$1]&amp;[.$A36]&amp;&quot;-&quot;&amp;[.$B36]&amp;&quot;.&quot;&amp;[.$D$2]" office:value-type="string" office:string-value="https://datos.hacienda.gov.py/odmh-core/rest/pgn-gasto/datos/pgn-gasto_2013-10.md5" calcext:value-type="string">
            <text:p>https://datos.hacienda.gov.py/odmh-core/rest/pgn-gasto/datos/pgn-gasto_2013-10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1</text:p>
          </table:table-cell>
          <table:table-cell table:formula="of:=[.$A$1]&amp;[.$A37]&amp;&quot;-&quot;&amp;[.$B37]&amp;&quot;.&quot;&amp;[.$C$2]" office:value-type="string" office:string-value="https://datos.hacienda.gov.py/odmh-core/rest/pgn-gasto/datos/pgn-gasto_2013-11.zip" calcext:value-type="string">
            <text:p>https://datos.hacienda.gov.py/odmh-core/rest/pgn-gasto/datos/pgn-gasto_2013-11.zip</text:p>
          </table:table-cell>
          <table:table-cell table:formula="of:=[.$A$1]&amp;[.$A37]&amp;&quot;-&quot;&amp;[.$B37]&amp;&quot;.&quot;&amp;[.$D$2]" office:value-type="string" office:string-value="https://datos.hacienda.gov.py/odmh-core/rest/pgn-gasto/datos/pgn-gasto_2013-11.md5" calcext:value-type="string">
            <text:p>https://datos.hacienda.gov.py/odmh-core/rest/pgn-gasto/datos/pgn-gasto_2013-11.md5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12</text:p>
          </table:table-cell>
          <table:table-cell table:formula="of:=[.$A$1]&amp;[.$A38]&amp;&quot;-&quot;&amp;[.$B38]&amp;&quot;.&quot;&amp;[.$C$2]" office:value-type="string" office:string-value="https://datos.hacienda.gov.py/odmh-core/rest/pgn-gasto/datos/pgn-gasto_2013-12.zip" calcext:value-type="string">
            <text:p>https://datos.hacienda.gov.py/odmh-core/rest/pgn-gasto/datos/pgn-gasto_2013-12.zip</text:p>
          </table:table-cell>
          <table:table-cell table:formula="of:=[.$A$1]&amp;[.$A38]&amp;&quot;-&quot;&amp;[.$B38]&amp;&quot;.&quot;&amp;[.$D$2]" office:value-type="string" office:string-value="https://datos.hacienda.gov.py/odmh-core/rest/pgn-gasto/datos/pgn-gasto_2013-12.md5" calcext:value-type="string">
            <text:p>https://datos.hacienda.gov.py/odmh-core/rest/pgn-gasto/datos/pgn-gasto_2013-12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1</text:p>
          </table:table-cell>
          <table:table-cell table:formula="of:=[.$A$1]&amp;[.$A39]&amp;&quot;-&quot;&amp;[.$B39]&amp;&quot;.&quot;&amp;[.$C$2]" office:value-type="string" office:string-value="https://datos.hacienda.gov.py/odmh-core/rest/pgn-gasto/datos/pgn-gasto_2014-01.zip" calcext:value-type="string">
            <text:p>https://datos.hacienda.gov.py/odmh-core/rest/pgn-gasto/datos/pgn-gasto_2014-01.zip</text:p>
          </table:table-cell>
          <table:table-cell table:formula="of:=[.$A$1]&amp;[.$A39]&amp;&quot;-&quot;&amp;[.$B39]&amp;&quot;.&quot;&amp;[.$D$2]" office:value-type="string" office:string-value="https://datos.hacienda.gov.py/odmh-core/rest/pgn-gasto/datos/pgn-gasto_2014-01.md5" calcext:value-type="string">
            <text:p>https://datos.hacienda.gov.py/odmh-core/rest/pgn-gasto/datos/pgn-gasto_2014-01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2</text:p>
          </table:table-cell>
          <table:table-cell table:formula="of:=[.$A$1]&amp;[.$A40]&amp;&quot;-&quot;&amp;[.$B40]&amp;&quot;.&quot;&amp;[.$C$2]" office:value-type="string" office:string-value="https://datos.hacienda.gov.py/odmh-core/rest/pgn-gasto/datos/pgn-gasto_2014-02.zip" calcext:value-type="string">
            <text:p>https://datos.hacienda.gov.py/odmh-core/rest/pgn-gasto/datos/pgn-gasto_2014-02.zip</text:p>
          </table:table-cell>
          <table:table-cell table:formula="of:=[.$A$1]&amp;[.$A40]&amp;&quot;-&quot;&amp;[.$B40]&amp;&quot;.&quot;&amp;[.$D$2]" office:value-type="string" office:string-value="https://datos.hacienda.gov.py/odmh-core/rest/pgn-gasto/datos/pgn-gasto_2014-02.md5" calcext:value-type="string">
            <text:p>https://datos.hacienda.gov.py/odmh-core/rest/pgn-gasto/datos/pgn-gasto_2014-02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3</text:p>
          </table:table-cell>
          <table:table-cell table:formula="of:=[.$A$1]&amp;[.$A41]&amp;&quot;-&quot;&amp;[.$B41]&amp;&quot;.&quot;&amp;[.$C$2]" office:value-type="string" office:string-value="https://datos.hacienda.gov.py/odmh-core/rest/pgn-gasto/datos/pgn-gasto_2014-03.zip" calcext:value-type="string">
            <text:p>https://datos.hacienda.gov.py/odmh-core/rest/pgn-gasto/datos/pgn-gasto_2014-03.zip</text:p>
          </table:table-cell>
          <table:table-cell table:formula="of:=[.$A$1]&amp;[.$A41]&amp;&quot;-&quot;&amp;[.$B41]&amp;&quot;.&quot;&amp;[.$D$2]" office:value-type="string" office:string-value="https://datos.hacienda.gov.py/odmh-core/rest/pgn-gasto/datos/pgn-gasto_2014-03.md5" calcext:value-type="string">
            <text:p>https://datos.hacienda.gov.py/odmh-core/rest/pgn-gasto/datos/pgn-gasto_2014-03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4</text:p>
          </table:table-cell>
          <table:table-cell table:formula="of:=[.$A$1]&amp;[.$A42]&amp;&quot;-&quot;&amp;[.$B42]&amp;&quot;.&quot;&amp;[.$C$2]" office:value-type="string" office:string-value="https://datos.hacienda.gov.py/odmh-core/rest/pgn-gasto/datos/pgn-gasto_2014-04.zip" calcext:value-type="string">
            <text:p>https://datos.hacienda.gov.py/odmh-core/rest/pgn-gasto/datos/pgn-gasto_2014-04.zip</text:p>
          </table:table-cell>
          <table:table-cell table:formula="of:=[.$A$1]&amp;[.$A42]&amp;&quot;-&quot;&amp;[.$B42]&amp;&quot;.&quot;&amp;[.$D$2]" office:value-type="string" office:string-value="https://datos.hacienda.gov.py/odmh-core/rest/pgn-gasto/datos/pgn-gasto_2014-04.md5" calcext:value-type="string">
            <text:p>https://datos.hacienda.gov.py/odmh-core/rest/pgn-gasto/datos/pgn-gasto_2014-04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5</text:p>
          </table:table-cell>
          <table:table-cell table:formula="of:=[.$A$1]&amp;[.$A43]&amp;&quot;-&quot;&amp;[.$B43]&amp;&quot;.&quot;&amp;[.$C$2]" office:value-type="string" office:string-value="https://datos.hacienda.gov.py/odmh-core/rest/pgn-gasto/datos/pgn-gasto_2014-05.zip" calcext:value-type="string">
            <text:p>https://datos.hacienda.gov.py/odmh-core/rest/pgn-gasto/datos/pgn-gasto_2014-05.zip</text:p>
          </table:table-cell>
          <table:table-cell table:formula="of:=[.$A$1]&amp;[.$A43]&amp;&quot;-&quot;&amp;[.$B43]&amp;&quot;.&quot;&amp;[.$D$2]" office:value-type="string" office:string-value="https://datos.hacienda.gov.py/odmh-core/rest/pgn-gasto/datos/pgn-gasto_2014-05.md5" calcext:value-type="string">
            <text:p>https://datos.hacienda.gov.py/odmh-core/rest/pgn-gasto/datos/pgn-gasto_2014-05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6</text:p>
          </table:table-cell>
          <table:table-cell table:formula="of:=[.$A$1]&amp;[.$A44]&amp;&quot;-&quot;&amp;[.$B44]&amp;&quot;.&quot;&amp;[.$C$2]" office:value-type="string" office:string-value="https://datos.hacienda.gov.py/odmh-core/rest/pgn-gasto/datos/pgn-gasto_2014-06.zip" calcext:value-type="string">
            <text:p>https://datos.hacienda.gov.py/odmh-core/rest/pgn-gasto/datos/pgn-gasto_2014-06.zip</text:p>
          </table:table-cell>
          <table:table-cell table:formula="of:=[.$A$1]&amp;[.$A44]&amp;&quot;-&quot;&amp;[.$B44]&amp;&quot;.&quot;&amp;[.$D$2]" office:value-type="string" office:string-value="https://datos.hacienda.gov.py/odmh-core/rest/pgn-gasto/datos/pgn-gasto_2014-06.md5" calcext:value-type="string">
            <text:p>https://datos.hacienda.gov.py/odmh-core/rest/pgn-gasto/datos/pgn-gasto_2014-06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7</text:p>
          </table:table-cell>
          <table:table-cell table:formula="of:=[.$A$1]&amp;[.$A45]&amp;&quot;-&quot;&amp;[.$B45]&amp;&quot;.&quot;&amp;[.$C$2]" office:value-type="string" office:string-value="https://datos.hacienda.gov.py/odmh-core/rest/pgn-gasto/datos/pgn-gasto_2014-07.zip" calcext:value-type="string">
            <text:p>https://datos.hacienda.gov.py/odmh-core/rest/pgn-gasto/datos/pgn-gasto_2014-07.zip</text:p>
          </table:table-cell>
          <table:table-cell table:formula="of:=[.$A$1]&amp;[.$A45]&amp;&quot;-&quot;&amp;[.$B45]&amp;&quot;.&quot;&amp;[.$D$2]" office:value-type="string" office:string-value="https://datos.hacienda.gov.py/odmh-core/rest/pgn-gasto/datos/pgn-gasto_2014-07.md5" calcext:value-type="string">
            <text:p>https://datos.hacienda.gov.py/odmh-core/rest/pgn-gasto/datos/pgn-gasto_2014-07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8</text:p>
          </table:table-cell>
          <table:table-cell table:formula="of:=[.$A$1]&amp;[.$A46]&amp;&quot;-&quot;&amp;[.$B46]&amp;&quot;.&quot;&amp;[.$C$2]" office:value-type="string" office:string-value="https://datos.hacienda.gov.py/odmh-core/rest/pgn-gasto/datos/pgn-gasto_2014-08.zip" calcext:value-type="string">
            <text:p>https://datos.hacienda.gov.py/odmh-core/rest/pgn-gasto/datos/pgn-gasto_2014-08.zip</text:p>
          </table:table-cell>
          <table:table-cell table:formula="of:=[.$A$1]&amp;[.$A46]&amp;&quot;-&quot;&amp;[.$B46]&amp;&quot;.&quot;&amp;[.$D$2]" office:value-type="string" office:string-value="https://datos.hacienda.gov.py/odmh-core/rest/pgn-gasto/datos/pgn-gasto_2014-08.md5" calcext:value-type="string">
            <text:p>https://datos.hacienda.gov.py/odmh-core/rest/pgn-gasto/datos/pgn-gasto_2014-08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09</text:p>
          </table:table-cell>
          <table:table-cell table:formula="of:=[.$A$1]&amp;[.$A47]&amp;&quot;-&quot;&amp;[.$B47]&amp;&quot;.&quot;&amp;[.$C$2]" office:value-type="string" office:string-value="https://datos.hacienda.gov.py/odmh-core/rest/pgn-gasto/datos/pgn-gasto_2014-09.zip" calcext:value-type="string">
            <text:p>https://datos.hacienda.gov.py/odmh-core/rest/pgn-gasto/datos/pgn-gasto_2014-09.zip</text:p>
          </table:table-cell>
          <table:table-cell table:formula="of:=[.$A$1]&amp;[.$A47]&amp;&quot;-&quot;&amp;[.$B47]&amp;&quot;.&quot;&amp;[.$D$2]" office:value-type="string" office:string-value="https://datos.hacienda.gov.py/odmh-core/rest/pgn-gasto/datos/pgn-gasto_2014-09.md5" calcext:value-type="string">
            <text:p>https://datos.hacienda.gov.py/odmh-core/rest/pgn-gasto/datos/pgn-gasto_2014-09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0</text:p>
          </table:table-cell>
          <table:table-cell table:formula="of:=[.$A$1]&amp;[.$A48]&amp;&quot;-&quot;&amp;[.$B48]&amp;&quot;.&quot;&amp;[.$C$2]" office:value-type="string" office:string-value="https://datos.hacienda.gov.py/odmh-core/rest/pgn-gasto/datos/pgn-gasto_2014-10.zip" calcext:value-type="string">
            <text:p>https://datos.hacienda.gov.py/odmh-core/rest/pgn-gasto/datos/pgn-gasto_2014-10.zip</text:p>
          </table:table-cell>
          <table:table-cell table:formula="of:=[.$A$1]&amp;[.$A48]&amp;&quot;-&quot;&amp;[.$B48]&amp;&quot;.&quot;&amp;[.$D$2]" office:value-type="string" office:string-value="https://datos.hacienda.gov.py/odmh-core/rest/pgn-gasto/datos/pgn-gasto_2014-10.md5" calcext:value-type="string">
            <text:p>https://datos.hacienda.gov.py/odmh-core/rest/pgn-gasto/datos/pgn-gasto_2014-10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1</text:p>
          </table:table-cell>
          <table:table-cell table:formula="of:=[.$A$1]&amp;[.$A49]&amp;&quot;-&quot;&amp;[.$B49]&amp;&quot;.&quot;&amp;[.$C$2]" office:value-type="string" office:string-value="https://datos.hacienda.gov.py/odmh-core/rest/pgn-gasto/datos/pgn-gasto_2014-11.zip" calcext:value-type="string">
            <text:p>https://datos.hacienda.gov.py/odmh-core/rest/pgn-gasto/datos/pgn-gasto_2014-11.zip</text:p>
          </table:table-cell>
          <table:table-cell table:formula="of:=[.$A$1]&amp;[.$A49]&amp;&quot;-&quot;&amp;[.$B49]&amp;&quot;.&quot;&amp;[.$D$2]" office:value-type="string" office:string-value="https://datos.hacienda.gov.py/odmh-core/rest/pgn-gasto/datos/pgn-gasto_2014-11.md5" calcext:value-type="string">
            <text:p>https://datos.hacienda.gov.py/odmh-core/rest/pgn-gasto/datos/pgn-gasto_2014-11.md5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12</text:p>
          </table:table-cell>
          <table:table-cell table:formula="of:=[.$A$1]&amp;[.$A50]&amp;&quot;-&quot;&amp;[.$B50]&amp;&quot;.&quot;&amp;[.$C$2]" office:value-type="string" office:string-value="https://datos.hacienda.gov.py/odmh-core/rest/pgn-gasto/datos/pgn-gasto_2014-12.zip" calcext:value-type="string">
            <text:p>https://datos.hacienda.gov.py/odmh-core/rest/pgn-gasto/datos/pgn-gasto_2014-12.zip</text:p>
          </table:table-cell>
          <table:table-cell table:formula="of:=[.$A$1]&amp;[.$A50]&amp;&quot;-&quot;&amp;[.$B50]&amp;&quot;.&quot;&amp;[.$D$2]" office:value-type="string" office:string-value="https://datos.hacienda.gov.py/odmh-core/rest/pgn-gasto/datos/pgn-gasto_2014-12.md5" calcext:value-type="string">
            <text:p>https://datos.hacienda.gov.py/odmh-core/rest/pgn-gasto/datos/pgn-gasto_2014-12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1</text:p>
          </table:table-cell>
          <table:table-cell table:formula="of:=[.$A$1]&amp;[.$A51]&amp;&quot;-&quot;&amp;[.$B51]&amp;&quot;.&quot;&amp;[.$C$2]" office:value-type="string" office:string-value="https://datos.hacienda.gov.py/odmh-core/rest/pgn-gasto/datos/pgn-gasto_2015-01.zip" calcext:value-type="string">
            <text:p>https://datos.hacienda.gov.py/odmh-core/rest/pgn-gasto/datos/pgn-gasto_2015-01.zip</text:p>
          </table:table-cell>
          <table:table-cell table:formula="of:=[.$A$1]&amp;[.$A51]&amp;&quot;-&quot;&amp;[.$B51]&amp;&quot;.&quot;&amp;[.$D$2]" office:value-type="string" office:string-value="https://datos.hacienda.gov.py/odmh-core/rest/pgn-gasto/datos/pgn-gasto_2015-01.md5" calcext:value-type="string">
            <text:p>https://datos.hacienda.gov.py/odmh-core/rest/pgn-gasto/datos/pgn-gasto_2015-01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2</text:p>
          </table:table-cell>
          <table:table-cell table:formula="of:=[.$A$1]&amp;[.$A52]&amp;&quot;-&quot;&amp;[.$B52]&amp;&quot;.&quot;&amp;[.$C$2]" office:value-type="string" office:string-value="https://datos.hacienda.gov.py/odmh-core/rest/pgn-gasto/datos/pgn-gasto_2015-02.zip" calcext:value-type="string">
            <text:p>https://datos.hacienda.gov.py/odmh-core/rest/pgn-gasto/datos/pgn-gasto_2015-02.zip</text:p>
          </table:table-cell>
          <table:table-cell table:formula="of:=[.$A$1]&amp;[.$A52]&amp;&quot;-&quot;&amp;[.$B52]&amp;&quot;.&quot;&amp;[.$D$2]" office:value-type="string" office:string-value="https://datos.hacienda.gov.py/odmh-core/rest/pgn-gasto/datos/pgn-gasto_2015-02.md5" calcext:value-type="string">
            <text:p>https://datos.hacienda.gov.py/odmh-core/rest/pgn-gasto/datos/pgn-gasto_2015-02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3</text:p>
          </table:table-cell>
          <table:table-cell table:formula="of:=[.$A$1]&amp;[.$A53]&amp;&quot;-&quot;&amp;[.$B53]&amp;&quot;.&quot;&amp;[.$C$2]" office:value-type="string" office:string-value="https://datos.hacienda.gov.py/odmh-core/rest/pgn-gasto/datos/pgn-gasto_2015-03.zip" calcext:value-type="string">
            <text:p>https://datos.hacienda.gov.py/odmh-core/rest/pgn-gasto/datos/pgn-gasto_2015-03.zip</text:p>
          </table:table-cell>
          <table:table-cell table:formula="of:=[.$A$1]&amp;[.$A53]&amp;&quot;-&quot;&amp;[.$B53]&amp;&quot;.&quot;&amp;[.$D$2]" office:value-type="string" office:string-value="https://datos.hacienda.gov.py/odmh-core/rest/pgn-gasto/datos/pgn-gasto_2015-03.md5" calcext:value-type="string">
            <text:p>https://datos.hacienda.gov.py/odmh-core/rest/pgn-gasto/datos/pgn-gasto_2015-03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4</text:p>
          </table:table-cell>
          <table:table-cell table:formula="of:=[.$A$1]&amp;[.$A54]&amp;&quot;-&quot;&amp;[.$B54]&amp;&quot;.&quot;&amp;[.$C$2]" office:value-type="string" office:string-value="https://datos.hacienda.gov.py/odmh-core/rest/pgn-gasto/datos/pgn-gasto_2015-04.zip" calcext:value-type="string">
            <text:p>https://datos.hacienda.gov.py/odmh-core/rest/pgn-gasto/datos/pgn-gasto_2015-04.zip</text:p>
          </table:table-cell>
          <table:table-cell table:formula="of:=[.$A$1]&amp;[.$A54]&amp;&quot;-&quot;&amp;[.$B54]&amp;&quot;.&quot;&amp;[.$D$2]" office:value-type="string" office:string-value="https://datos.hacienda.gov.py/odmh-core/rest/pgn-gasto/datos/pgn-gasto_2015-04.md5" calcext:value-type="string">
            <text:p>https://datos.hacienda.gov.py/odmh-core/rest/pgn-gasto/datos/pgn-gasto_2015-04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5</text:p>
          </table:table-cell>
          <table:table-cell table:formula="of:=[.$A$1]&amp;[.$A55]&amp;&quot;-&quot;&amp;[.$B55]&amp;&quot;.&quot;&amp;[.$C$2]" office:value-type="string" office:string-value="https://datos.hacienda.gov.py/odmh-core/rest/pgn-gasto/datos/pgn-gasto_2015-05.zip" calcext:value-type="string">
            <text:p>https://datos.hacienda.gov.py/odmh-core/rest/pgn-gasto/datos/pgn-gasto_2015-05.zip</text:p>
          </table:table-cell>
          <table:table-cell table:formula="of:=[.$A$1]&amp;[.$A55]&amp;&quot;-&quot;&amp;[.$B55]&amp;&quot;.&quot;&amp;[.$D$2]" office:value-type="string" office:string-value="https://datos.hacienda.gov.py/odmh-core/rest/pgn-gasto/datos/pgn-gasto_2015-05.md5" calcext:value-type="string">
            <text:p>https://datos.hacienda.gov.py/odmh-core/rest/pgn-gasto/datos/pgn-gasto_2015-05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6</text:p>
          </table:table-cell>
          <table:table-cell table:formula="of:=[.$A$1]&amp;[.$A56]&amp;&quot;-&quot;&amp;[.$B56]&amp;&quot;.&quot;&amp;[.$C$2]" office:value-type="string" office:string-value="https://datos.hacienda.gov.py/odmh-core/rest/pgn-gasto/datos/pgn-gasto_2015-06.zip" calcext:value-type="string">
            <text:p>https://datos.hacienda.gov.py/odmh-core/rest/pgn-gasto/datos/pgn-gasto_2015-06.zip</text:p>
          </table:table-cell>
          <table:table-cell table:formula="of:=[.$A$1]&amp;[.$A56]&amp;&quot;-&quot;&amp;[.$B56]&amp;&quot;.&quot;&amp;[.$D$2]" office:value-type="string" office:string-value="https://datos.hacienda.gov.py/odmh-core/rest/pgn-gasto/datos/pgn-gasto_2015-06.md5" calcext:value-type="string">
            <text:p>https://datos.hacienda.gov.py/odmh-core/rest/pgn-gasto/datos/pgn-gasto_2015-06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7</text:p>
          </table:table-cell>
          <table:table-cell table:formula="of:=[.$A$1]&amp;[.$A57]&amp;&quot;-&quot;&amp;[.$B57]&amp;&quot;.&quot;&amp;[.$C$2]" office:value-type="string" office:string-value="https://datos.hacienda.gov.py/odmh-core/rest/pgn-gasto/datos/pgn-gasto_2015-07.zip" calcext:value-type="string">
            <text:p>https://datos.hacienda.gov.py/odmh-core/rest/pgn-gasto/datos/pgn-gasto_2015-07.zip</text:p>
          </table:table-cell>
          <table:table-cell table:formula="of:=[.$A$1]&amp;[.$A57]&amp;&quot;-&quot;&amp;[.$B57]&amp;&quot;.&quot;&amp;[.$D$2]" office:value-type="string" office:string-value="https://datos.hacienda.gov.py/odmh-core/rest/pgn-gasto/datos/pgn-gasto_2015-07.md5" calcext:value-type="string">
            <text:p>https://datos.hacienda.gov.py/odmh-core/rest/pgn-gasto/datos/pgn-gasto_2015-07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8</text:p>
          </table:table-cell>
          <table:table-cell table:formula="of:=[.$A$1]&amp;[.$A58]&amp;&quot;-&quot;&amp;[.$B58]&amp;&quot;.&quot;&amp;[.$C$2]" office:value-type="string" office:string-value="https://datos.hacienda.gov.py/odmh-core/rest/pgn-gasto/datos/pgn-gasto_2015-08.zip" calcext:value-type="string">
            <text:p>https://datos.hacienda.gov.py/odmh-core/rest/pgn-gasto/datos/pgn-gasto_2015-08.zip</text:p>
          </table:table-cell>
          <table:table-cell table:formula="of:=[.$A$1]&amp;[.$A58]&amp;&quot;-&quot;&amp;[.$B58]&amp;&quot;.&quot;&amp;[.$D$2]" office:value-type="string" office:string-value="https://datos.hacienda.gov.py/odmh-core/rest/pgn-gasto/datos/pgn-gasto_2015-08.md5" calcext:value-type="string">
            <text:p>https://datos.hacienda.gov.py/odmh-core/rest/pgn-gasto/datos/pgn-gasto_2015-08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09</text:p>
          </table:table-cell>
          <table:table-cell table:formula="of:=[.$A$1]&amp;[.$A59]&amp;&quot;-&quot;&amp;[.$B59]&amp;&quot;.&quot;&amp;[.$C$2]" office:value-type="string" office:string-value="https://datos.hacienda.gov.py/odmh-core/rest/pgn-gasto/datos/pgn-gasto_2015-09.zip" calcext:value-type="string">
            <text:p>https://datos.hacienda.gov.py/odmh-core/rest/pgn-gasto/datos/pgn-gasto_2015-09.zip</text:p>
          </table:table-cell>
          <table:table-cell table:formula="of:=[.$A$1]&amp;[.$A59]&amp;&quot;-&quot;&amp;[.$B59]&amp;&quot;.&quot;&amp;[.$D$2]" office:value-type="string" office:string-value="https://datos.hacienda.gov.py/odmh-core/rest/pgn-gasto/datos/pgn-gasto_2015-09.md5" calcext:value-type="string">
            <text:p>https://datos.hacienda.gov.py/odmh-core/rest/pgn-gasto/datos/pgn-gasto_2015-09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0</text:p>
          </table:table-cell>
          <table:table-cell table:formula="of:=[.$A$1]&amp;[.$A60]&amp;&quot;-&quot;&amp;[.$B60]&amp;&quot;.&quot;&amp;[.$C$2]" office:value-type="string" office:string-value="https://datos.hacienda.gov.py/odmh-core/rest/pgn-gasto/datos/pgn-gasto_2015-10.zip" calcext:value-type="string">
            <text:p>https://datos.hacienda.gov.py/odmh-core/rest/pgn-gasto/datos/pgn-gasto_2015-10.zip</text:p>
          </table:table-cell>
          <table:table-cell table:formula="of:=[.$A$1]&amp;[.$A60]&amp;&quot;-&quot;&amp;[.$B60]&amp;&quot;.&quot;&amp;[.$D$2]" office:value-type="string" office:string-value="https://datos.hacienda.gov.py/odmh-core/rest/pgn-gasto/datos/pgn-gasto_2015-10.md5" calcext:value-type="string">
            <text:p>https://datos.hacienda.gov.py/odmh-core/rest/pgn-gasto/datos/pgn-gasto_2015-10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1</text:p>
          </table:table-cell>
          <table:table-cell table:formula="of:=[.$A$1]&amp;[.$A61]&amp;&quot;-&quot;&amp;[.$B61]&amp;&quot;.&quot;&amp;[.$C$2]" office:value-type="string" office:string-value="https://datos.hacienda.gov.py/odmh-core/rest/pgn-gasto/datos/pgn-gasto_2015-11.zip" calcext:value-type="string">
            <text:p>https://datos.hacienda.gov.py/odmh-core/rest/pgn-gasto/datos/pgn-gasto_2015-11.zip</text:p>
          </table:table-cell>
          <table:table-cell table:formula="of:=[.$A$1]&amp;[.$A61]&amp;&quot;-&quot;&amp;[.$B61]&amp;&quot;.&quot;&amp;[.$D$2]" office:value-type="string" office:string-value="https://datos.hacienda.gov.py/odmh-core/rest/pgn-gasto/datos/pgn-gasto_2015-11.md5" calcext:value-type="string">
            <text:p>https://datos.hacienda.gov.py/odmh-core/rest/pgn-gasto/datos/pgn-gasto_2015-11.md5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12</text:p>
          </table:table-cell>
          <table:table-cell table:formula="of:=[.$A$1]&amp;[.$A62]&amp;&quot;-&quot;&amp;[.$B62]&amp;&quot;.&quot;&amp;[.$C$2]" office:value-type="string" office:string-value="https://datos.hacienda.gov.py/odmh-core/rest/pgn-gasto/datos/pgn-gasto_2015-12.zip" calcext:value-type="string">
            <text:p>https://datos.hacienda.gov.py/odmh-core/rest/pgn-gasto/datos/pgn-gasto_2015-12.zip</text:p>
          </table:table-cell>
          <table:table-cell table:formula="of:=[.$A$1]&amp;[.$A62]&amp;&quot;-&quot;&amp;[.$B62]&amp;&quot;.&quot;&amp;[.$D$2]" office:value-type="string" office:string-value="https://datos.hacienda.gov.py/odmh-core/rest/pgn-gasto/datos/pgn-gasto_2015-12.md5" calcext:value-type="string">
            <text:p>https://datos.hacienda.gov.py/odmh-core/rest/pgn-gasto/datos/pgn-gasto_2015-12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1</text:p>
          </table:table-cell>
          <table:table-cell table:formula="of:=[.$A$1]&amp;[.$A63]&amp;&quot;-&quot;&amp;[.$B63]&amp;&quot;.&quot;&amp;[.$C$2]" office:value-type="string" office:string-value="https://datos.hacienda.gov.py/odmh-core/rest/pgn-gasto/datos/pgn-gasto_2016-01.zip" calcext:value-type="string">
            <text:p>https://datos.hacienda.gov.py/odmh-core/rest/pgn-gasto/datos/pgn-gasto_2016-01.zip</text:p>
          </table:table-cell>
          <table:table-cell table:formula="of:=[.$A$1]&amp;[.$A63]&amp;&quot;-&quot;&amp;[.$B63]&amp;&quot;.&quot;&amp;[.$D$2]" office:value-type="string" office:string-value="https://datos.hacienda.gov.py/odmh-core/rest/pgn-gasto/datos/pgn-gasto_2016-01.md5" calcext:value-type="string">
            <text:p>https://datos.hacienda.gov.py/odmh-core/rest/pgn-gasto/datos/pgn-gasto_2016-01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2</text:p>
          </table:table-cell>
          <table:table-cell table:formula="of:=[.$A$1]&amp;[.$A64]&amp;&quot;-&quot;&amp;[.$B64]&amp;&quot;.&quot;&amp;[.$C$2]" office:value-type="string" office:string-value="https://datos.hacienda.gov.py/odmh-core/rest/pgn-gasto/datos/pgn-gasto_2016-02.zip" calcext:value-type="string">
            <text:p>https://datos.hacienda.gov.py/odmh-core/rest/pgn-gasto/datos/pgn-gasto_2016-02.zip</text:p>
          </table:table-cell>
          <table:table-cell table:formula="of:=[.$A$1]&amp;[.$A64]&amp;&quot;-&quot;&amp;[.$B64]&amp;&quot;.&quot;&amp;[.$D$2]" office:value-type="string" office:string-value="https://datos.hacienda.gov.py/odmh-core/rest/pgn-gasto/datos/pgn-gasto_2016-02.md5" calcext:value-type="string">
            <text:p>https://datos.hacienda.gov.py/odmh-core/rest/pgn-gasto/datos/pgn-gasto_2016-02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3</text:p>
          </table:table-cell>
          <table:table-cell table:formula="of:=[.$A$1]&amp;[.$A65]&amp;&quot;-&quot;&amp;[.$B65]&amp;&quot;.&quot;&amp;[.$C$2]" office:value-type="string" office:string-value="https://datos.hacienda.gov.py/odmh-core/rest/pgn-gasto/datos/pgn-gasto_2016-03.zip" calcext:value-type="string">
            <text:p>https://datos.hacienda.gov.py/odmh-core/rest/pgn-gasto/datos/pgn-gasto_2016-03.zip</text:p>
          </table:table-cell>
          <table:table-cell table:formula="of:=[.$A$1]&amp;[.$A65]&amp;&quot;-&quot;&amp;[.$B65]&amp;&quot;.&quot;&amp;[.$D$2]" office:value-type="string" office:string-value="https://datos.hacienda.gov.py/odmh-core/rest/pgn-gasto/datos/pgn-gasto_2016-03.md5" calcext:value-type="string">
            <text:p>https://datos.hacienda.gov.py/odmh-core/rest/pgn-gasto/datos/pgn-gasto_2016-03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4</text:p>
          </table:table-cell>
          <table:table-cell table:formula="of:=[.$A$1]&amp;[.$A66]&amp;&quot;-&quot;&amp;[.$B66]&amp;&quot;.&quot;&amp;[.$C$2]" office:value-type="string" office:string-value="https://datos.hacienda.gov.py/odmh-core/rest/pgn-gasto/datos/pgn-gasto_2016-04.zip" calcext:value-type="string">
            <text:p>https://datos.hacienda.gov.py/odmh-core/rest/pgn-gasto/datos/pgn-gasto_2016-04.zip</text:p>
          </table:table-cell>
          <table:table-cell table:formula="of:=[.$A$1]&amp;[.$A66]&amp;&quot;-&quot;&amp;[.$B66]&amp;&quot;.&quot;&amp;[.$D$2]" office:value-type="string" office:string-value="https://datos.hacienda.gov.py/odmh-core/rest/pgn-gasto/datos/pgn-gasto_2016-04.md5" calcext:value-type="string">
            <text:p>https://datos.hacienda.gov.py/odmh-core/rest/pgn-gasto/datos/pgn-gasto_2016-04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5</text:p>
          </table:table-cell>
          <table:table-cell table:formula="of:=[.$A$1]&amp;[.$A67]&amp;&quot;-&quot;&amp;[.$B67]&amp;&quot;.&quot;&amp;[.$C$2]" office:value-type="string" office:string-value="https://datos.hacienda.gov.py/odmh-core/rest/pgn-gasto/datos/pgn-gasto_2016-05.zip" calcext:value-type="string">
            <text:p>https://datos.hacienda.gov.py/odmh-core/rest/pgn-gasto/datos/pgn-gasto_2016-05.zip</text:p>
          </table:table-cell>
          <table:table-cell table:formula="of:=[.$A$1]&amp;[.$A67]&amp;&quot;-&quot;&amp;[.$B67]&amp;&quot;.&quot;&amp;[.$D$2]" office:value-type="string" office:string-value="https://datos.hacienda.gov.py/odmh-core/rest/pgn-gasto/datos/pgn-gasto_2016-05.md5" calcext:value-type="string">
            <text:p>https://datos.hacienda.gov.py/odmh-core/rest/pgn-gasto/datos/pgn-gasto_2016-05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6</text:p>
          </table:table-cell>
          <table:table-cell table:formula="of:=[.$A$1]&amp;[.$A68]&amp;&quot;-&quot;&amp;[.$B68]&amp;&quot;.&quot;&amp;[.$C$2]" office:value-type="string" office:string-value="https://datos.hacienda.gov.py/odmh-core/rest/pgn-gasto/datos/pgn-gasto_2016-06.zip" calcext:value-type="string">
            <text:p>https://datos.hacienda.gov.py/odmh-core/rest/pgn-gasto/datos/pgn-gasto_2016-06.zip</text:p>
          </table:table-cell>
          <table:table-cell table:formula="of:=[.$A$1]&amp;[.$A68]&amp;&quot;-&quot;&amp;[.$B68]&amp;&quot;.&quot;&amp;[.$D$2]" office:value-type="string" office:string-value="https://datos.hacienda.gov.py/odmh-core/rest/pgn-gasto/datos/pgn-gasto_2016-06.md5" calcext:value-type="string">
            <text:p>https://datos.hacienda.gov.py/odmh-core/rest/pgn-gasto/datos/pgn-gasto_2016-06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7</text:p>
          </table:table-cell>
          <table:table-cell table:formula="of:=[.$A$1]&amp;[.$A69]&amp;&quot;-&quot;&amp;[.$B69]&amp;&quot;.&quot;&amp;[.$C$2]" office:value-type="string" office:string-value="https://datos.hacienda.gov.py/odmh-core/rest/pgn-gasto/datos/pgn-gasto_2016-07.zip" calcext:value-type="string">
            <text:p>https://datos.hacienda.gov.py/odmh-core/rest/pgn-gasto/datos/pgn-gasto_2016-07.zip</text:p>
          </table:table-cell>
          <table:table-cell table:formula="of:=[.$A$1]&amp;[.$A69]&amp;&quot;-&quot;&amp;[.$B69]&amp;&quot;.&quot;&amp;[.$D$2]" office:value-type="string" office:string-value="https://datos.hacienda.gov.py/odmh-core/rest/pgn-gasto/datos/pgn-gasto_2016-07.md5" calcext:value-type="string">
            <text:p>https://datos.hacienda.gov.py/odmh-core/rest/pgn-gasto/datos/pgn-gasto_2016-07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8</text:p>
          </table:table-cell>
          <table:table-cell table:formula="of:=[.$A$1]&amp;[.$A70]&amp;&quot;-&quot;&amp;[.$B70]&amp;&quot;.&quot;&amp;[.$C$2]" office:value-type="string" office:string-value="https://datos.hacienda.gov.py/odmh-core/rest/pgn-gasto/datos/pgn-gasto_2016-08.zip" calcext:value-type="string">
            <text:p>https://datos.hacienda.gov.py/odmh-core/rest/pgn-gasto/datos/pgn-gasto_2016-08.zip</text:p>
          </table:table-cell>
          <table:table-cell table:formula="of:=[.$A$1]&amp;[.$A70]&amp;&quot;-&quot;&amp;[.$B70]&amp;&quot;.&quot;&amp;[.$D$2]" office:value-type="string" office:string-value="https://datos.hacienda.gov.py/odmh-core/rest/pgn-gasto/datos/pgn-gasto_2016-08.md5" calcext:value-type="string">
            <text:p>https://datos.hacienda.gov.py/odmh-core/rest/pgn-gasto/datos/pgn-gasto_2016-08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09</text:p>
          </table:table-cell>
          <table:table-cell table:formula="of:=[.$A$1]&amp;[.$A71]&amp;&quot;-&quot;&amp;[.$B71]&amp;&quot;.&quot;&amp;[.$C$2]" office:value-type="string" office:string-value="https://datos.hacienda.gov.py/odmh-core/rest/pgn-gasto/datos/pgn-gasto_2016-09.zip" calcext:value-type="string">
            <text:p>https://datos.hacienda.gov.py/odmh-core/rest/pgn-gasto/datos/pgn-gasto_2016-09.zip</text:p>
          </table:table-cell>
          <table:table-cell table:formula="of:=[.$A$1]&amp;[.$A71]&amp;&quot;-&quot;&amp;[.$B71]&amp;&quot;.&quot;&amp;[.$D$2]" office:value-type="string" office:string-value="https://datos.hacienda.gov.py/odmh-core/rest/pgn-gasto/datos/pgn-gasto_2016-09.md5" calcext:value-type="string">
            <text:p>https://datos.hacienda.gov.py/odmh-core/rest/pgn-gasto/datos/pgn-gasto_2016-09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0</text:p>
          </table:table-cell>
          <table:table-cell table:formula="of:=[.$A$1]&amp;[.$A72]&amp;&quot;-&quot;&amp;[.$B72]&amp;&quot;.&quot;&amp;[.$C$2]" office:value-type="string" office:string-value="https://datos.hacienda.gov.py/odmh-core/rest/pgn-gasto/datos/pgn-gasto_2016-10.zip" calcext:value-type="string">
            <text:p>https://datos.hacienda.gov.py/odmh-core/rest/pgn-gasto/datos/pgn-gasto_2016-10.zip</text:p>
          </table:table-cell>
          <table:table-cell table:formula="of:=[.$A$1]&amp;[.$A72]&amp;&quot;-&quot;&amp;[.$B72]&amp;&quot;.&quot;&amp;[.$D$2]" office:value-type="string" office:string-value="https://datos.hacienda.gov.py/odmh-core/rest/pgn-gasto/datos/pgn-gasto_2016-10.md5" calcext:value-type="string">
            <text:p>https://datos.hacienda.gov.py/odmh-core/rest/pgn-gasto/datos/pgn-gasto_2016-10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1</text:p>
          </table:table-cell>
          <table:table-cell table:formula="of:=[.$A$1]&amp;[.$A73]&amp;&quot;-&quot;&amp;[.$B73]&amp;&quot;.&quot;&amp;[.$C$2]" office:value-type="string" office:string-value="https://datos.hacienda.gov.py/odmh-core/rest/pgn-gasto/datos/pgn-gasto_2016-11.zip" calcext:value-type="string">
            <text:p>https://datos.hacienda.gov.py/odmh-core/rest/pgn-gasto/datos/pgn-gasto_2016-11.zip</text:p>
          </table:table-cell>
          <table:table-cell table:formula="of:=[.$A$1]&amp;[.$A73]&amp;&quot;-&quot;&amp;[.$B73]&amp;&quot;.&quot;&amp;[.$D$2]" office:value-type="string" office:string-value="https://datos.hacienda.gov.py/odmh-core/rest/pgn-gasto/datos/pgn-gasto_2016-11.md5" calcext:value-type="string">
            <text:p>https://datos.hacienda.gov.py/odmh-core/rest/pgn-gasto/datos/pgn-gasto_2016-11.md5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12</text:p>
          </table:table-cell>
          <table:table-cell table:formula="of:=[.$A$1]&amp;[.$A74]&amp;&quot;-&quot;&amp;[.$B74]&amp;&quot;.&quot;&amp;[.$C$2]" office:value-type="string" office:string-value="https://datos.hacienda.gov.py/odmh-core/rest/pgn-gasto/datos/pgn-gasto_2016-12.zip" calcext:value-type="string">
            <text:p>https://datos.hacienda.gov.py/odmh-core/rest/pgn-gasto/datos/pgn-gasto_2016-12.zip</text:p>
          </table:table-cell>
          <table:table-cell table:formula="of:=[.$A$1]&amp;[.$A74]&amp;&quot;-&quot;&amp;[.$B74]&amp;&quot;.&quot;&amp;[.$D$2]" office:value-type="string" office:string-value="https://datos.hacienda.gov.py/odmh-core/rest/pgn-gasto/datos/pgn-gasto_2016-12.md5" calcext:value-type="string">
            <text:p>https://datos.hacienda.gov.py/odmh-core/rest/pgn-gasto/datos/pgn-gasto_2016-12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1</text:p>
          </table:table-cell>
          <table:table-cell table:formula="of:=[.$A$1]&amp;[.$A75]&amp;&quot;-&quot;&amp;[.$B75]&amp;&quot;.&quot;&amp;[.$C$2]" office:value-type="string" office:string-value="https://datos.hacienda.gov.py/odmh-core/rest/pgn-gasto/datos/pgn-gasto_2017-01.zip" calcext:value-type="string">
            <text:p>https://datos.hacienda.gov.py/odmh-core/rest/pgn-gasto/datos/pgn-gasto_2017-01.zip</text:p>
          </table:table-cell>
          <table:table-cell table:formula="of:=[.$A$1]&amp;[.$A75]&amp;&quot;-&quot;&amp;[.$B75]&amp;&quot;.&quot;&amp;[.$D$2]" office:value-type="string" office:string-value="https://datos.hacienda.gov.py/odmh-core/rest/pgn-gasto/datos/pgn-gasto_2017-01.md5" calcext:value-type="string">
            <text:p>https://datos.hacienda.gov.py/odmh-core/rest/pgn-gasto/datos/pgn-gasto_2017-01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2</text:p>
          </table:table-cell>
          <table:table-cell table:formula="of:=[.$A$1]&amp;[.$A76]&amp;&quot;-&quot;&amp;[.$B76]&amp;&quot;.&quot;&amp;[.$C$2]" office:value-type="string" office:string-value="https://datos.hacienda.gov.py/odmh-core/rest/pgn-gasto/datos/pgn-gasto_2017-02.zip" calcext:value-type="string">
            <text:p>https://datos.hacienda.gov.py/odmh-core/rest/pgn-gasto/datos/pgn-gasto_2017-02.zip</text:p>
          </table:table-cell>
          <table:table-cell table:formula="of:=[.$A$1]&amp;[.$A76]&amp;&quot;-&quot;&amp;[.$B76]&amp;&quot;.&quot;&amp;[.$D$2]" office:value-type="string" office:string-value="https://datos.hacienda.gov.py/odmh-core/rest/pgn-gasto/datos/pgn-gasto_2017-02.md5" calcext:value-type="string">
            <text:p>https://datos.hacienda.gov.py/odmh-core/rest/pgn-gasto/datos/pgn-gasto_2017-02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3</text:p>
          </table:table-cell>
          <table:table-cell table:formula="of:=[.$A$1]&amp;[.$A77]&amp;&quot;-&quot;&amp;[.$B77]&amp;&quot;.&quot;&amp;[.$C$2]" office:value-type="string" office:string-value="https://datos.hacienda.gov.py/odmh-core/rest/pgn-gasto/datos/pgn-gasto_2017-03.zip" calcext:value-type="string">
            <text:p>https://datos.hacienda.gov.py/odmh-core/rest/pgn-gasto/datos/pgn-gasto_2017-03.zip</text:p>
          </table:table-cell>
          <table:table-cell table:formula="of:=[.$A$1]&amp;[.$A77]&amp;&quot;-&quot;&amp;[.$B77]&amp;&quot;.&quot;&amp;[.$D$2]" office:value-type="string" office:string-value="https://datos.hacienda.gov.py/odmh-core/rest/pgn-gasto/datos/pgn-gasto_2017-03.md5" calcext:value-type="string">
            <text:p>https://datos.hacienda.gov.py/odmh-core/rest/pgn-gasto/datos/pgn-gasto_2017-03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4</text:p>
          </table:table-cell>
          <table:table-cell table:formula="of:=[.$A$1]&amp;[.$A78]&amp;&quot;-&quot;&amp;[.$B78]&amp;&quot;.&quot;&amp;[.$C$2]" office:value-type="string" office:string-value="https://datos.hacienda.gov.py/odmh-core/rest/pgn-gasto/datos/pgn-gasto_2017-04.zip" calcext:value-type="string">
            <text:p>https://datos.hacienda.gov.py/odmh-core/rest/pgn-gasto/datos/pgn-gasto_2017-04.zip</text:p>
          </table:table-cell>
          <table:table-cell table:formula="of:=[.$A$1]&amp;[.$A78]&amp;&quot;-&quot;&amp;[.$B78]&amp;&quot;.&quot;&amp;[.$D$2]" office:value-type="string" office:string-value="https://datos.hacienda.gov.py/odmh-core/rest/pgn-gasto/datos/pgn-gasto_2017-04.md5" calcext:value-type="string">
            <text:p>https://datos.hacienda.gov.py/odmh-core/rest/pgn-gasto/datos/pgn-gasto_2017-04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5</text:p>
          </table:table-cell>
          <table:table-cell table:formula="of:=[.$A$1]&amp;[.$A79]&amp;&quot;-&quot;&amp;[.$B79]&amp;&quot;.&quot;&amp;[.$C$2]" office:value-type="string" office:string-value="https://datos.hacienda.gov.py/odmh-core/rest/pgn-gasto/datos/pgn-gasto_2017-05.zip" calcext:value-type="string">
            <text:p>https://datos.hacienda.gov.py/odmh-core/rest/pgn-gasto/datos/pgn-gasto_2017-05.zip</text:p>
          </table:table-cell>
          <table:table-cell table:formula="of:=[.$A$1]&amp;[.$A79]&amp;&quot;-&quot;&amp;[.$B79]&amp;&quot;.&quot;&amp;[.$D$2]" office:value-type="string" office:string-value="https://datos.hacienda.gov.py/odmh-core/rest/pgn-gasto/datos/pgn-gasto_2017-05.md5" calcext:value-type="string">
            <text:p>https://datos.hacienda.gov.py/odmh-core/rest/pgn-gasto/datos/pgn-gasto_2017-05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6</text:p>
          </table:table-cell>
          <table:table-cell table:formula="of:=[.$A$1]&amp;[.$A80]&amp;&quot;-&quot;&amp;[.$B80]&amp;&quot;.&quot;&amp;[.$C$2]" office:value-type="string" office:string-value="https://datos.hacienda.gov.py/odmh-core/rest/pgn-gasto/datos/pgn-gasto_2017-06.zip" calcext:value-type="string">
            <text:p>https://datos.hacienda.gov.py/odmh-core/rest/pgn-gasto/datos/pgn-gasto_2017-06.zip</text:p>
          </table:table-cell>
          <table:table-cell table:formula="of:=[.$A$1]&amp;[.$A80]&amp;&quot;-&quot;&amp;[.$B80]&amp;&quot;.&quot;&amp;[.$D$2]" office:value-type="string" office:string-value="https://datos.hacienda.gov.py/odmh-core/rest/pgn-gasto/datos/pgn-gasto_2017-06.md5" calcext:value-type="string">
            <text:p>https://datos.hacienda.gov.py/odmh-core/rest/pgn-gasto/datos/pgn-gasto_2017-06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7</text:p>
          </table:table-cell>
          <table:table-cell table:formula="of:=[.$A$1]&amp;[.$A81]&amp;&quot;-&quot;&amp;[.$B81]&amp;&quot;.&quot;&amp;[.$C$2]" office:value-type="string" office:string-value="https://datos.hacienda.gov.py/odmh-core/rest/pgn-gasto/datos/pgn-gasto_2017-07.zip" calcext:value-type="string">
            <text:p>https://datos.hacienda.gov.py/odmh-core/rest/pgn-gasto/datos/pgn-gasto_2017-07.zip</text:p>
          </table:table-cell>
          <table:table-cell table:formula="of:=[.$A$1]&amp;[.$A81]&amp;&quot;-&quot;&amp;[.$B81]&amp;&quot;.&quot;&amp;[.$D$2]" office:value-type="string" office:string-value="https://datos.hacienda.gov.py/odmh-core/rest/pgn-gasto/datos/pgn-gasto_2017-07.md5" calcext:value-type="string">
            <text:p>https://datos.hacienda.gov.py/odmh-core/rest/pgn-gasto/datos/pgn-gasto_2017-07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8</text:p>
          </table:table-cell>
          <table:table-cell table:formula="of:=[.$A$1]&amp;[.$A82]&amp;&quot;-&quot;&amp;[.$B82]&amp;&quot;.&quot;&amp;[.$C$2]" office:value-type="string" office:string-value="https://datos.hacienda.gov.py/odmh-core/rest/pgn-gasto/datos/pgn-gasto_2017-08.zip" calcext:value-type="string">
            <text:p>https://datos.hacienda.gov.py/odmh-core/rest/pgn-gasto/datos/pgn-gasto_2017-08.zip</text:p>
          </table:table-cell>
          <table:table-cell table:formula="of:=[.$A$1]&amp;[.$A82]&amp;&quot;-&quot;&amp;[.$B82]&amp;&quot;.&quot;&amp;[.$D$2]" office:value-type="string" office:string-value="https://datos.hacienda.gov.py/odmh-core/rest/pgn-gasto/datos/pgn-gasto_2017-08.md5" calcext:value-type="string">
            <text:p>https://datos.hacienda.gov.py/odmh-core/rest/pgn-gasto/datos/pgn-gasto_2017-08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09</text:p>
          </table:table-cell>
          <table:table-cell table:formula="of:=[.$A$1]&amp;[.$A83]&amp;&quot;-&quot;&amp;[.$B83]&amp;&quot;.&quot;&amp;[.$C$2]" office:value-type="string" office:string-value="https://datos.hacienda.gov.py/odmh-core/rest/pgn-gasto/datos/pgn-gasto_2017-09.zip" calcext:value-type="string">
            <text:p>https://datos.hacienda.gov.py/odmh-core/rest/pgn-gasto/datos/pgn-gasto_2017-09.zip</text:p>
          </table:table-cell>
          <table:table-cell table:formula="of:=[.$A$1]&amp;[.$A83]&amp;&quot;-&quot;&amp;[.$B83]&amp;&quot;.&quot;&amp;[.$D$2]" office:value-type="string" office:string-value="https://datos.hacienda.gov.py/odmh-core/rest/pgn-gasto/datos/pgn-gasto_2017-09.md5" calcext:value-type="string">
            <text:p>https://datos.hacienda.gov.py/odmh-core/rest/pgn-gasto/datos/pgn-gasto_2017-09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10</text:p>
          </table:table-cell>
          <table:table-cell table:formula="of:=[.$A$1]&amp;[.$A84]&amp;&quot;-&quot;&amp;[.$B84]&amp;&quot;.&quot;&amp;[.$C$2]" office:value-type="string" office:string-value="https://datos.hacienda.gov.py/odmh-core/rest/pgn-gasto/datos/pgn-gasto_2017-10.zip" calcext:value-type="string">
            <text:p>https://datos.hacienda.gov.py/odmh-core/rest/pgn-gasto/datos/pgn-gasto_2017-10.zip</text:p>
          </table:table-cell>
          <table:table-cell table:formula="of:=[.$A$1]&amp;[.$A84]&amp;&quot;-&quot;&amp;[.$B84]&amp;&quot;.&quot;&amp;[.$D$2]" office:value-type="string" office:string-value="https://datos.hacienda.gov.py/odmh-core/rest/pgn-gasto/datos/pgn-gasto_2017-10.md5" calcext:value-type="string">
            <text:p>https://datos.hacienda.gov.py/odmh-core/rest/pgn-gasto/datos/pgn-gasto_2017-10.md5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11</text:p>
          </table:table-cell>
          <table:table-cell table:formula="of:=[.$A$1]&amp;[.$A85]&amp;&quot;-&quot;&amp;[.$B85]&amp;&quot;.&quot;&amp;[.$C$2]" office:value-type="string" office:string-value="https://datos.hacienda.gov.py/odmh-core/rest/pgn-gasto/datos/pgn-gasto_2017-11.zip" calcext:value-type="string">
            <text:p>https://datos.hacienda.gov.py/odmh-core/rest/pgn-gasto/datos/pgn-gasto_2017-11.zip</text:p>
          </table:table-cell>
          <table:table-cell table:formula="of:=[.$A$1]&amp;[.$A85]&amp;&quot;-&quot;&amp;[.$B85]&amp;&quot;.&quot;&amp;[.$D$2]" office:value-type="string" office:string-value="https://datos.hacienda.gov.py/odmh-core/rest/pgn-gasto/datos/pgn-gasto_2017-11.md5" calcext:value-type="string">
            <text:p>https://datos.hacienda.gov.py/odmh-core/rest/pgn-gasto/datos/pgn-gasto_2017-11.md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Paciello</meta:initial-creator>
    <meta:creation-date>2018-01-12T16:59:47.224751183</meta:creation-date>
    <dc:date>2018-01-12T17:11:48.794195818</dc:date>
    <dc:creator>Julio Paciello</dc:creator>
    <meta:editing-duration>PT12M2S</meta:editing-duration>
    <meta:editing-cycles>1</meta:editing-cycles>
    <meta:document-statistic meta:table-count="1" meta:cell-count="335" meta:object-count="0"/>
    <meta:generator>LibreOffice/4.3.5.2.0$Linux_X86_64 LibreOffice_project/430$Build-2</meta:generator>
  </office:meta>
</office:document-meta>
</file>